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hange the path:-</text:p>
      <text:p text:style-name="Standard">hadoop@pc3-OptiPlex-3090:~$ cd apache-hive-3.1.2-bin</text:p>
      <text:p text:style-name="Standard"/>
      <text:p text:style-name="Standard">Start the hadoop:-</text:p>
      <text:p text:style-name="Standard">hadoop@pc3-OptiPlex-3090:~/apache-hive-3.1.2-bin$ start-all.sh</text:p>
      <text:p text:style-name="Standard"/>
      <text:p text:style-name="Standard">Start the schema tool:</text:p>
      <text:p text:style-name="Standard">hadoop@pc3-OptiPlex-3090:~/apache-hive-3.1.2-bin$ bin/schematool -initSchema -dbType derby</text:p>
      <text:p text:style-name="Standard"/>
      <text:p text:style-name="Standard">Start the Hive:-</text:p>
      <text:p text:style-name="Standard">hadoop@pc3-OptiPlex-3090:~/apache-hive-3.1.2-bin$ hive</text:p>
      <text:p text:style-name="Standard">hive&gt;<text:line-break/></text:p>
      <text:p text:style-name="Standard">Create Database:-</text:p>
      <text:p text:style-name="Standard">hive&gt; create database flightdb;</text:p>
      <text:p text:style-name="Standard"/>
      <text:p text:style-name="Standard">hive&gt; show databases;</text:p>
      <text:p text:style-name="Standard">OK</text:p>
      <text:p text:style-name="Standard">default</text:p>
      <text:p text:style-name="Standard">flightdb</text:p>
      <text:p text:style-name="Standard">Time taken: 0.122 seconds, Fetched: 2 row(s)</text:p>
      <text:p text:style-name="Standard"/>
      <text:p text:style-name="Standard">hive&gt;<text:s/>use flightdb;</text:p>
      <text:p text:style-name="Standard"/>
      <text:p text:style-name="Standard">Create internal table:-</text:p>
      <text:p text:style-name="Standard">hive&gt; create table flights(</text:p>
      <text:p text:style-name="Standard"><text:s text:c="4"/>&gt; flight_id INT,</text:p>
      <text:p text:style-name="Standard"><text:s text:c="4"/>&gt; airline STRING,</text:p>
      <text:p text:style-name="Standard"><text:s text:c="4"/>&gt; origin STRING,</text:p>
      <text:p text:style-name="Standard"><text:s text:c="4"/>&gt; desti STRING,</text:p>
      <text:p text:style-name="Standard"><text:s text:c="4"/>&gt; dept_date TIMESTAMP,</text:p>
      <text:p text:style-name="Standard"><text:s text:c="4"/>&gt; arriv_date TIMESTAMP,</text:p>
      <text:p text:style-name="Standard"><text:s text:c="4"/>&gt; dua INT</text:p>
      <text:p text:style-name="Standard"><text:s text:c="4"/>&gt; )</text:p>
      <text:p text:style-name="Standard"><text:s text:c="4"/>&gt; ;</text:p>
      <text:p text:style-name="Standard">OK</text:p>
      <text:p text:style-name="Standard">Time taken: 0.404 seconds</text:p>
      <text:p text:style-name="Standard"/>
      <text:p text:style-name="Standard">Create external Table:-</text:p>
      <text:p text:style-name="Standard">hive&gt; CREATE EXTERNAL TABLE flight_data (</text:p>
      <text:p text:style-name="Standard"><text:s text:c="4"/>&gt; <text:s text:c="2"/>flight_id INT,</text:p>
      <text:p text:style-name="Standard"><text:s text:c="4"/>&gt; <text:s text:c="2"/>airline_name STRING,</text:p>
      <text:p text:style-name="Standard"><text:s text:c="4"/>&gt; <text:s text:c="2"/>origin STRING,</text:p>
      <text:p text:style-name="Standard"><text:s text:c="4"/>&gt; <text:s text:c="2"/>destination STRING,</text:p>
      <text:p text:style-name="Standard"><text:s text:c="4"/>&gt; <text:s text:c="2"/>departure_date STRING,</text:p>
      <text:p text:style-name="Standard"><text:s text:c="4"/>&gt; <text:s text:c="2"/>arrival_date STRING,</text:p>
      <text:p text:style-name="Standard"><text:s text:c="4"/>&gt; <text:s text:c="2"/>duration<text:s/>INT</text:p>
      <text:p text:style-name="Standard"><text:s text:c="4"/>&gt; )</text:p>
      <text:p text:style-name="Standard"><text:s text:c="4"/>&gt; ROW FORMAT DELIMITED</text:p>
      <text:p text:style-name="Standard"><text:s text:c="4"/>&gt; FIELDS TERMINATED BY ','</text:p>
      <text:p text:style-name="Standard"><text:s text:c="4"/>&gt; STORED AS TEXTFILE</text:p>
      <text:p text:style-name="Standard"><text:s text:c="4"/>&gt;<text:s/>LOCATION '/path/to/flight_data.csv';</text:p>
      <text:soft-page-break/>
      <text:p text:style-name="Standard">OK</text:p>
      <text:p text:style-name="Standard">Time taken: 0.134 seconds</text:p>
      <text:p text:style-name="Standard"/>
      <text:p text:style-name="Standard">Load the data in the external table:-</text:p>
      <text:p text:style-name="Standard">hive&gt;<text:s/>load data local inpath'/home/hadoop/flight_data.csv' overwrite into table flight_data;</text:p>
      <text:p text:style-name="Standard">Loading data to table flightdb.flight_data</text:p>
      <text:p text:style-name="Standard">OK</text:p>
      <text:p text:style-name="Standard">Time taken: 0.567 seconds</text:p>
      <text:p text:style-name="Standard"/>
      <text:p text:style-name="Standard">hive&gt; select* from flight_data;</text:p>
      <text:p text:style-name="Standard">OK</text:p>
      <text:p text:style-name="Standard">1<text:tab/>Airline A<text:tab/>New York<text:tab/>Los Angeles<text:tab/>2023-05-16 08:00:00<text:tab/>2023-05-16 11:30:00<text:tab/>210</text:p>
      <text:p text:style-name="Standard">2<text:tab/>Airline B<text:tab/>Chicago<text:tab/>Miami<text:tab/>2023-05-16 09:30:00<text:tab/>2023-05-16 13:15:00<text:tab/>225</text:p>
      <text:p text:style-name="Standard">3<text:tab/>Airline C<text:tab/>San Francisco<text:tab/>Seattle<text:tab/>2023-05-16 12:45:00<text:tab/>2023-05-16 14:30:00<text:tab/>105</text:p>
      <text:p text:style-name="Standard">4<text:tab/>Airline A<text:tab/>Los Angeles<text:tab/>New York<text:tab/>2023-05-16 14:00:00<text:tab/>2023-05-16 22:30:00<text:tab/>510</text:p>
      <text:p text:style-name="Standard">5<text:tab/>Airline D<text:tab/>Miami<text:tab/>Dallas<text:tab/>2023-05-16 15:30:00<text:tab/>2023-05-16 18:15:00<text:tab/>165</text:p>
      <text:p text:style-name="Standard">6<text:tab/>Airline B<text:tab/>Seattle<text:tab/>San Francisco<text:tab/>2023-05-16 18:45:00<text:tab/>2023-05-16 20:30:00<text:tab/>105</text:p>
      <text:p text:style-name="Standard">7<text:tab/>Airline C<text:tab/>Dallas<text:tab/>Chicago<text:tab/>2023-05-16 21:00:00<text:tab/>2023-05-17 00:30:00<text:tab/>210</text:p>
      <text:p text:style-name="Standard">8<text:tab/>Airline A<text:tab/>New York<text:tab/>Paris<text:tab/>2023-05-17 06:30:00<text:tab/>2023-05-17 15:00:00<text:tab/>570</text:p>
      <text:p text:style-name="Standard">9<text:tab/>Airline B<text:tab/>Miami<text:tab/>London<text:tab/>2023-05-17 09:00:00<text:tab/>2023-05-17 17:45:00<text:tab/>525</text:p>
      <text:p text:style-name="Standard">10<text:tab/>Airline C<text:tab/>Seattle<text:tab/>Tokyo<text:tab/>2023-05-17 11:15:00<text:tab/>2023-05-17 17:00:00<text:tab/>345</text:p>
      <text:p text:style-name="Standard">11<text:tab/>Airline A<text:tab/>Los Angeles<text:tab/>Chicago<text:tab/>2023-05-17 13:30:00<text:tab/>2023-05-17 17:15:00<text:tab/>225</text:p>
      <text:p text:style-name="Standard">12<text:tab/>Airline D<text:tab/>Miami<text:tab/>Denver<text:tab/>2023-05-17 16:00:00<text:tab/>2023-05-17 18:30:00<text:tab/>150</text:p>
      <text:p text:style-name="Standard">13<text:tab/>Airline B<text:tab/>San Francisco<text:tab/>Seattle<text:tab/>2023-05-17 19:15:00<text:tab/>2023-05-17 21:00:00<text:tab/>105</text:p>
      <text:p text:style-name="Standard">14<text:tab/>Airline C<text:tab/>Dallas<text:tab/>Miami<text:tab/>2023-05-17 21:30:00<text:tab/>2023-05-18 00:15:00<text:tab/>165</text:p>
      <text:p text:style-name="Standard">15<text:tab/>Airline A<text:tab/>New York<text:tab/>Los Angeles<text:tab/>2023-05-18 06:00:00<text:tab/>2023-05-18 09:30:00<text:tab/>210</text:p>
      <text:p text:style-name="Standard">16<text:tab/>Airline B<text:tab/>Chicago<text:tab/>Miami<text:tab/>2023-05-18 07:30:00<text:tab/>2023-05-18 11:15:00<text:tab/>225</text:p>
      <text:p text:style-name="Standard">17<text:tab/>Airline C<text:tab/>San Francisco<text:tab/>Seattle<text:tab/>2023-05-18 10:45:00<text:tab/>2023-05-18 12:30:00<text:tab/>105</text:p>
      <text:p text:style-name="Standard">18<text:tab/>Airline A<text:tab/>Los Angeles<text:tab/>New York<text:tab/>2023-05-18 12:00:00<text:tab/>2023-05-18 20:30:00<text:tab/>510</text:p>
      <text:p text:style-name="Standard">19<text:tab/>Airline D<text:tab/>Miami<text:tab/>Dallas<text:tab/>2023-05-18 13:30:00<text:tab/>2023-05-18 16<text:tab/>NULL</text:p>
      <text:p text:style-name="Standard">NULL<text:tab/>NULL<text:tab/>NULL<text:tab/>NULL<text:tab/>NULL<text:tab/>NULL<text:tab/>NULL</text:p>
      <text:p text:style-name="Standard">Time taken: 0.132 seconds, Fetched: 20 row(s)</text:p>
      <text:p text:style-name="Standard"/>
      <text:p text:style-name="Standard">Insert new value in table:-</text:p>
      <text:p text:style-name="Standard">hive&gt; INSERT INTO flight_data (flight_id, airline_name, origin, destination, departure_date, arrival_date, duration)</text:p>
      <text:p text:style-name="Standard"><text:s text:c="4"/>&gt; VALUES (151, 'Airline D', 'Miami', 'Denver', '2023-05-21 16:30:00', '2023-05-21 18:00:00', 90);</text:p>
      <text:p text:style-name="Standard">Query ID = hadoop_20230516110201_55e4a446-1338-4488-a1d3-5c6ac5abc727</text:p>
      <text:p text:style-name="Standard">Total jobs = 3</text:p>
      <text:p text:style-name="Standard">Launching Job 1 out of 3</text:p>
      <text:p text:style-name="Standard">Number of reduce tasks determined at compile time: 1</text:p>
      <text:p text:style-name="Standard">In order to change the average load for a reducer (in bytes):</text:p>
      <text:p text:style-name="Standard"><text:s text:c="2"/>set hive.exec.reducers.bytes.per.reducer=&lt;number&gt;</text:p>
      <text:p text:style-name="Standard">In order to limit the maximum number of reducers:</text:p>
      <text:p text:style-name="Standard"><text:s text:c="2"/>set hive.exec.reducers.max=&lt;number&gt;</text:p>
      <text:p text:style-name="Standard">In order to<text:s/>set a constant number of reducers:</text:p>
      <text:p text:style-name="Standard"><text:s text:c="2"/>set mapreduce.job.reduces=&lt;number&gt;</text:p>
      <text:p text:style-name="Standard">Starting Job = job_1684209435996_0004, Tracking URL = http://pc3-OptiPlex-3090:8088/proxy/application_1684209435996_0004/</text:p>
      <text:p text:style-name="Standard">Kill Command = /home/hadoop/hadoop/bin/mapred job <text:s/>-kill job_1684209435996_0004</text:p>
      <text:p text:style-name="Standard">Hadoop job information for Stage-1: number of mappers: 1; number of reducers: 1</text:p>
      <text:soft-page-break/>
      <text:p text:style-name="Standard">2023-05-16 11:02:12,159 Stage-1 map = 0%, <text:s/>reduce = 0%</text:p>
      <text:p text:style-name="Standard">2023-05-16 11:02:18,796 Stage-1 map = 100%, <text:s/>reduce = 0%, Cumulative CPU 2.25 sec</text:p>
      <text:p text:style-name="Standard">2023-05-16 11:02:22,885 Stage-1 map = 100%, <text:s/>reduce = 100%, Cumulative CPU 3.9 sec</text:p>
      <text:p text:style-name="Standard">MapReduce Total cumulative CPU time: 3 seconds 900 msec</text:p>
      <text:p text:style-name="Standard">Ended Job = job_1684209435996_0004</text:p>
      <text:p text:style-name="Standard">Stage-4 is selected by condition resolver.</text:p>
      <text:p text:style-name="Standard">Stage-3 is filtered out by condition resolver.</text:p>
      <text:p text:style-name="Standard">Stage-5 is<text:s/>filtered out by condition resolver.</text:p>
      <text:p text:style-name="Standard">Moving data to directory hdfs://localhost:9000/path/to/flight_data.csv/.hive-staging_hive_2023-05-16_11-02-01_712_470631310311934157-1/-ext-10000</text:p>
      <text:p text:style-name="Standard">Loading data to table flightdb.flight_data</text:p>
      <text:p text:style-name="Standard">MapReduce Jobs Launched:</text:p>
      <text:p text:style-name="Standard">Stage-Stage-1: Map: 1 <text:s/>Reduce: 1 <text:s text:c="2"/>Cumulative CPU: 3.9 sec <text:s text:c="2"/>HDFS Read: 21509 HDFS Write: 482 SUCCESS</text:p>
      <text:p text:style-name="Standard">Total MapReduce CPU Time Spent: 3 seconds 900 msec</text:p>
      <text:p text:style-name="Standard">OK</text:p>
      <text:p text:style-name="Standard">Time taken: 24.005 seconds</text:p>
      <text:p text:style-name="Standard"/>
      <text:p text:style-name="Standard">hive&gt; select * from flight_data;</text:p>
      <text:p text:style-name="Standard">OK</text:p>
      <text:p text:style-name="Standard">151<text:tab/>Airline D<text:tab/>Miami<text:tab/>Denver<text:tab/>2023-05-21 16:30:00<text:tab/>2023-05-21 18:00:00<text:tab/>90</text:p>
      <text:p text:style-name="Standard">1<text:tab/>Airline A<text:tab/>New York<text:tab/>Los Angeles<text:tab/>2023-05-16 08:00:00<text:tab/>2023-05-16 11:30:00<text:tab/>210</text:p>
      <text:p text:style-name="Standard">2<text:tab/>Airline B<text:tab/>Chicago<text:tab/>Miami<text:tab/>2023-05-16 09:30:00<text:tab/>2023-05-16 13:15:00<text:tab/>225</text:p>
      <text:p text:style-name="Standard">3<text:tab/>Airline C<text:tab/>San Francisco<text:tab/>Seattle<text:tab/>2023-05-16 12:45:00<text:tab/>2023-05-16 14:30:00<text:tab/>105</text:p>
      <text:p text:style-name="Standard">4<text:tab/>Airline A<text:tab/>Los Angeles<text:tab/>New York<text:tab/>2023-05-16 14:00:00<text:tab/>2023-05-16 22:30:00<text:tab/>510</text:p>
      <text:p text:style-name="Standard">5<text:tab/>Airline D<text:tab/>Miami<text:tab/>Dallas<text:tab/>2023-05-16 15:30:00<text:tab/>2023-05-16 18:15:00<text:tab/>165</text:p>
      <text:p text:style-name="Standard">6<text:tab/>Airline B<text:tab/>Seattle<text:tab/>San Francisco<text:tab/>2023-05-16 18:45:00<text:tab/>2023-05-16 20:30:00<text:tab/>105</text:p>
      <text:p text:style-name="Standard">7<text:tab/>Airline C<text:tab/>Dallas<text:tab/>Chicago<text:tab/>2023-05-16 21:00:00<text:tab/>2023-05-17 00:30:00<text:tab/>210</text:p>
      <text:p text:style-name="Standard">8<text:tab/>Airline A<text:tab/>New York<text:tab/>Paris<text:tab/>2023-05-17 06:30:00<text:tab/>2023-05-17 15:00:00<text:tab/>570</text:p>
      <text:p text:style-name="Standard">9<text:tab/>Airline B<text:tab/>Miami<text:tab/>London<text:tab/>2023-05-17 09:00:00<text:tab/>2023-05-17 17:45:00<text:tab/>525</text:p>
      <text:p text:style-name="Standard">10<text:tab/>Airline C<text:tab/>Seattle<text:tab/>Tokyo<text:tab/>2023-05-17 11:15:00<text:tab/>2023-05-17 17:00:00<text:tab/>345</text:p>
      <text:p text:style-name="Standard">11<text:tab/>Airline A<text:tab/>Los Angeles<text:tab/>Chicago<text:tab/>2023-05-17 13:30:00<text:tab/>2023-05-17 17:15:00<text:tab/>225</text:p>
      <text:p text:style-name="Standard">12<text:tab/>Airline D<text:tab/>Miami<text:tab/>Denver<text:tab/>2023-05-17 16:00:00<text:tab/>2023-05-17 18:30:00<text:tab/>150</text:p>
      <text:p text:style-name="Standard">13<text:tab/>Airline B<text:tab/>San Francisco<text:tab/>Seattle<text:tab/>2023-05-17 19:15:00<text:tab/>2023-05-17 21:00:00<text:tab/>105</text:p>
      <text:p text:style-name="Standard">14<text:tab/>Airline C<text:tab/>Dallas<text:tab/>Miami<text:tab/>2023-05-17 21:30:00<text:tab/>2023-05-18 00:15:00<text:tab/>165</text:p>
      <text:p text:style-name="Standard">15<text:tab/>Airline A<text:tab/>New York<text:tab/>Los Angeles<text:tab/>2023-05-18 06:00:00<text:tab/>2023-05-18 09:30:00<text:tab/>210</text:p>
      <text:p text:style-name="Standard">16<text:tab/>Airline B<text:tab/>Chicago<text:tab/>Miami<text:tab/>2023-05-18 07:30:00<text:tab/>2023-05-18 11:15:00<text:tab/>225</text:p>
      <text:p text:style-name="Standard">17<text:tab/>Airline C<text:tab/>San Francisco<text:tab/>Seattle<text:tab/>2023-05-18 10:45:00<text:tab/>2023-05-18 12:30:00<text:tab/>105</text:p>
      <text:p text:style-name="Standard">18<text:tab/>Airline A<text:tab/>Los Angeles<text:tab/>New York<text:tab/>2023-05-18 12:00:00<text:tab/>2023-05-18 20:30:00<text:tab/>510</text:p>
      <text:p text:style-name="Standard">19<text:tab/>Airline D<text:tab/>Miami<text:tab/>Dallas<text:tab/>2023-05-18 13:30:00<text:tab/>2023-05-18 16<text:tab/>NULL</text:p>
      <text:p text:style-name="Standard">NULL<text:tab/>NULL<text:tab/>NULL<text:tab/>NULL<text:tab/>NULL<text:tab/>NULL<text:tab/>NULL</text:p>
      <text:p text:style-name="Standard"/>
      <text:p text:style-name="Standard"/>
      <text:p text:style-name="Standard">Alter table :-</text:p>
      <text:p text:style-name="Standard">hive&gt;<text:s/>ALTER TABLE flight_data</text:p>
      <text:p text:style-name="Standard"><text:s text:c="4"/>&gt; REPLACE COLUMNS (</text:p>
      <text:p text:style-name="Standard"><text:s text:c="4"/>&gt; <text:s text:c="2"/>flight_id INT,</text:p>
      <text:p text:style-name="Standard"><text:s text:c="4"/>&gt; <text:s text:c="2"/>airline_name STRING,</text:p>
      <text:p text:style-name="Standard"><text:s text:c="4"/>&gt; <text:s text:c="2"/>origin STRING,</text:p>
      <text:p text:style-name="Standard"><text:s text:c="4"/>&gt; <text:s text:c="2"/>destination STRING,</text:p>
      <text:p text:style-name="Standard"><text:s text:c="4"/>&gt; <text:s text:c="2"/>departure_date STRING,</text:p>
      <text:p text:style-name="Standard"><text:s text:c="4"/>&gt; <text:s text:c="2"/>arrival_date STRING,</text:p>
      <text:soft-page-break/>
      <text:p text:style-name="Standard"><text:s text:c="4"/>&gt; <text:s text:c="2"/>duration INT,</text:p>
      <text:p text:style-name="Standard"><text:s text:c="4"/>&gt; <text:s text:c="2"/>passenger_count INT</text:p>
      <text:p text:style-name="Standard"><text:s text:c="4"/>&gt; );</text:p>
      <text:p text:style-name="Standard">OK</text:p>
      <text:p text:style-name="Standard">Time taken: 0.627 seconds</text:p>
      <text:p text:style-name="Standard"/>
      <text:p text:style-name="Standard">hive&gt; describe flight_data;</text:p>
      <text:p text:style-name="Standard">OK</text:p>
      <text:p text:style-name="Standard">flight_id <text:s text:c="10"/><text:tab/>int <text:s text:c="16"/><text:tab/><text:s text:c="20"/></text:p>
      <text:p text:style-name="Standard">airline_name <text:s text:c="7"/><text:tab/>string <text:s text:c="13"/><text:tab/><text:s text:c="20"/></text:p>
      <text:p text:style-name="Standard">origin <text:s text:c="13"/><text:tab/>string <text:s text:c="13"/><text:tab/><text:s text:c="20"/></text:p>
      <text:p text:style-name="Standard">destination <text:s text:c="8"/><text:tab/>string <text:s text:c="13"/><text:tab/><text:s text:c="20"/></text:p>
      <text:p text:style-name="Standard">departure_date <text:s text:c="5"/><text:tab/>string <text:s text:c="13"/><text:tab/><text:s text:c="20"/></text:p>
      <text:p text:style-name="Standard">arrival_date <text:s text:c="7"/><text:tab/>string <text:s text:c="13"/><text:tab/><text:s text:c="20"/></text:p>
      <text:p text:style-name="Standard">duration <text:s text:c="11"/><text:tab/>int <text:s text:c="16"/><text:tab/><text:s text:c="4"/><text:s text:c="16"/></text:p>
      <text:p text:style-name="Standard">passenger_count <text:s text:c="4"/><text:tab/>int <text:s text:c="16"/><text:tab/><text:s text:c="20"/></text:p>
      <text:p text:style-name="Standard">Time taken: 0.053 seconds, Fetched: 8 row(s)</text:p>
      <text:p text:style-name="Standard"/>
      <text:p text:style-name="Standard">Drop table :-</text:p>
      <text:p text:style-name="Standard">hive&gt;<text:s/>drop table flights;</text:p>
      <text:p text:style-name="Standard">OK</text:p>
      <text:p text:style-name="Standard">Time taken: 0.635 seconds</text:p>
      <text:p text:style-name="Standard"/>
      <text:p text:style-name="Standard">hive&gt; show tables;</text:p>
      <text:p text:style-name="Standard">OK</text:p>
      <text:p text:style-name="Standard">flight_data</text:p>
      <text:p text:style-name="Standard">flights_n</text:p>
      <text:p text:style-name="Standard">Time taken: 0.017 seconds, Fetched: 2 row(s)</text:p>
      <text:p text:style-name="Standard"/>
      <text:p text:style-name="Standard"/>
      <text:p text:style-name="Standard">Find Average</text:p>
      <text:p text:style-name="Standard">SELECT departure_date, AVG(duration) AS average_delay</text:p>
      <text:p text:style-name="Standard">FROM your_table_name</text:p>
      <text:p text:style-name="Standard">GROUP BY departure_date</text:p>
      <text:p text:style-name="Standard">ORDER BY departure_date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3-05-16T11:21:00Z</meta:creation-date>
    <dc:date>2023-05-30T17:34:00Z</dc:date>
    <meta:template xlink:href="Normal" xlink:type="simple"/>
    <meta:editing-cycles>2</meta:editing-cycles>
    <meta:editing-duration>PT480S</meta:editing-duration>
    <meta:document-statistic meta:page-count="4" meta:paragraph-count="14" meta:word-count="1113" meta:character-count="7444" meta:row-count="52" meta:non-whitespace-character-count="6345"/>
  </office:meta>
</office:document-meta>
</file>